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Garamond" svg:font-family="Garamond, Garamon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Default" style:list-style-name="" style:master-page-name="">
      <style:paragraph-properties fo:margin-left="0cm" fo:margin-right="0cm" fo:text-align="justify"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6" style:family="paragraph" style:parent-style-name="Default" style:list-style-name="L2">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P7" style:family="paragraph" style:parent-style-name="Default">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P8" style:family="paragraph" style:parent-style-name="Default">
      <style:paragraph-properties fo:margin-top="0.176cm" fo:margin-bottom="0.176cm" fo:text-align="justify" style:justify-single-word="false" style:text-autospace="none">
        <style:tab-stops/>
      </style:paragraph-properties>
      <style:text-properties fo:color="#000000" style:text-line-through-style="none" style:font-name="Times New Roman" fo:font-size="12pt" style:text-underline-style="none" style:font-name-asian="Garamond" style:font-size-asian="12pt" style:font-name-complex="Garamond" style:font-size-complex="12pt"/>
    </style:style>
    <style:style style:name="T1" style:family="text">
      <style:text-properties fo:color="#000000" style:font-name-asian="Garamond" style:font-name-complex="Garamond"/>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laborategia (6. astea) – Segurtasun Laborategiaren aurrekoa (1) </text:p>
      <text:p text:style-name="P3">Derrigorrezko garapena – 2. ataza</text:p>
      <text:p text:style-name="P1"/>
      <text:p text:style-name="P2"><text:tab/></text:p>
      <text:p text:style-name="P5"><text:span text:style-name="T1"><text:tab/>Ikasleek, Quiz aplikazioan nortasun- ziurtapena gainditu (autentikatu) ostean, galdera berriak gehitu ahal izango lituzkete. Horretarako, datubasean taula berri bat sortuko da: Galderak. Galdera bakoitzeko metatuko litzatekeen informazioa hurrengoa litzateke: </text:span></text:p>
      <text:list xml:id="list4609072181420038028" text:style-name="L2">
        <text:list-item>
          <text:p text:style-name="P6">galdera zenbakia (autoinkrementala), </text:p>
        </text:list-item>
        <text:list-item>
          <text:p text:style-name="P6">egilearen eposta, </text:p>
        </text:list-item>
        <text:list-item>
          <text:p text:style-name="P6">galderaren testua, </text:p>
        </text:list-item>
        <text:list-item>
          <text:p text:style-name="P6">erantzun zuzenaren testua</text:p>
        </text:list-item>
        <text:list-item>
          <text:p text:style-name="P6">galderaren zailtasun maila 1etik (oso sinplea) 5ra (oso zaila). Eremu hau hutsik utz lezake ikasleak </text:p>
        </text:list-item>
      </text:list>
      <text:p text:style-name="P7"><text:tab/>Erabiltzailea autentikatu ostean, menuan beste aukera bat eskuragarri izango du: Galderak sartu. Galderak sortzeko POST formulario bat bete beharko da hiru eremurekin: galderaren testua, erantzunaren testua eta galderaren zailtasun-maila. Galdera zenbakia autoinkrementala da, eta egilearen eposta automatikoki hartuko da. Galderaren zailtasuna hutsik egon daiteke.</text:p>
      <text:p text:style-name="P7"><text:tab/>Galdera berriek sintaxi kontrol minimo bat euki ditzaten, JavaScript bat sortuko da, non galderak galdera ikur (?) batekin bukatu beharko dute. Gainera, galderaren luzeera maximoa 300 karakterekoa izango da, eta erantzunarena, berriz 50 karakterekoa (luzeeraren kontrola HTML-gaz egin daiteke).</text:p>
      <text:p text:style-name="P7"><text:tab/>Galderak zerbitzariko datubasean sartzeko, beste PHP bat sortuko da. PHP hau erabiltzaile berriak datubasean sartzekoaren bezalakoa izango da, baina eremu gutxiago eta ezberdinekin.</text:p>
      <text:p text:style-name="P7"><text:tab/>Menuko 'Quiz' aukerak erakutsitako galderak datu baseko 'Galderak' taulatik hartuko ditu.</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Garamond" svg:font-family="Garamond, Garamon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Garamond" fo:font-size="12pt" fo:language="de" fo:country="DE" style:font-name-asian="Garamond" style:font-size-asian="12pt" style:language-asian="ja" style:country-asian="JP" style:font-name-complex="Garamond" style:font-size-complex="12pt" style:language-complex="fa" style:country-complex="I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30S</meta:editing-duration>
    <meta:editing-cycles>3</meta:editing-cycles>
    <meta:generator>OpenOffice/4.1.2$Win32 OpenOffice.org_project/412m3$Build-9782</meta:generator>
    <dc:date>2016-10-10T12:19:12.59</dc:date>
    <meta:document-statistic meta:table-count="0" meta:image-count="0" meta:object-count="0" meta:page-count="1" meta:paragraph-count="13" meta:word-count="187" meta:character-count="1499"/>
    <dc:creator>Julen Ferrero</dc:creator>
    <meta:user-defined meta:name="Info 1"/>
    <meta:user-defined meta:name="Info 2"/>
    <meta:user-defined meta:name="Info 3"/>
    <meta:user-defined meta:name="Info 4"/>
  </office:meta>
</office:document-meta>
</file>